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r" style:country-asian="FR"/>
    </style:style>
    <style:style style:name="P2" style:parent-style-name="Normal" style:family="paragraph">
      <style:paragraph-properties fo:margin-bottom="0in" fo:line-height="100%"/>
    </style:style>
    <style:style style:name="T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/>
    </style:style>
    <style:style style:name="P5" style:parent-style-name="Normal" style:family="paragraph">
      <style:paragraph-properties fo:margin-top="0.0694in" fo:margin-bottom="0.0694in" fo:line-height="100%"/>
    </style:style>
    <style:style style:name="T6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8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P15" style:parent-style-name="Normal" style:list-style-name="LFO1" style:family="paragraph">
      <style:paragraph-properties fo:margin-top="0.0694in" fo:margin-bottom="0.0694in" fo:line-height="100%"/>
    </style:style>
    <style:style style:name="T1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8" style:parent-style-name="Normal" style:list-style-name="LFO1" style:family="paragraph">
      <style:paragraph-properties fo:margin-top="0.0694in" fo:margin-bottom="0.0694in" fo:line-height="100%"/>
    </style:style>
    <style:style style:name="T1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1" style:parent-style-name="Normal" style:list-style-name="LFO1" style:family="paragraph">
      <style:paragraph-properties fo:margin-top="0.0694in" fo:margin-bottom="0.0694in" fo:line-height="100%"/>
    </style:style>
    <style:style style:name="T2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4" style:parent-style-name="Normal" style:list-style-name="LFO1" style:family="paragraph">
      <style:paragraph-properties fo:margin-top="0.0694in" fo:margin-bottom="0.0694in" fo:line-height="100%"/>
    </style:style>
    <style:style style:name="T2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6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7" style:parent-style-name="Normal" style:list-style-name="LFO1" style:family="paragraph">
      <style:paragraph-properties fo:margin-top="0.0694in" fo:margin-bottom="0.0694in" fo:line-height="100%"/>
    </style:style>
    <style:style style:name="T2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3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P32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3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4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5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6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7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8" style:parent-style-name="Normal" style:family="paragraph">
      <style:paragraph-properties fo:margin-bottom="0in" fo:line-height="100%"/>
    </style:style>
    <style:style style:name="T3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/>
    </style:style>
    <style:style style:name="P41" style:parent-style-name="Normal" style:family="paragraph">
      <style:paragraph-properties fo:margin-bottom="0in" fo:line-height="100%"/>
    </style:style>
    <style:style style:name="T42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P44" style:parent-style-name="Normal" style:family="paragraph">
      <style:paragraph-properties fo:margin-top="0.0694in" fo:margin-bottom="0.0694in" fo:line-height="100%"/>
    </style:style>
    <style:style style:name="T45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4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4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48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4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5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5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5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5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54" style:parent-style-name="Normal" style:family="paragraph">
      <style:paragraph-properties fo:margin-top="0.0694in" fo:margin-bottom="0.0694in" fo:line-height="100%"/>
      <style:text-properties style:font-name="Segoe UI Emoji" style:font-name-asian="Times New Roman" style:font-name-complex="Segoe UI Emoji" fo:font-size="12pt" style:font-size-asian="12pt" style:font-size-complex="12pt" style:language-asian="fr" style:country-asian="FR"/>
    </style:style>
    <style:style style:name="P55" style:parent-style-name="Normal" style:family="paragraph">
      <style:paragraph-properties fo:margin-top="0.0694in" fo:margin-bottom="0.0694in" fo:line-height="100%"/>
    </style:style>
    <style:style style:name="T5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57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58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59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60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61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62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63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64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65" style:parent-style-name="Normal" style:family="paragraph">
      <style:paragraph-properties fo:margin-top="0.0694in" fo:margin-bottom="0.0694in" fo:line-height="100%"/>
    </style:style>
    <style:style style:name="T6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olumn68" style:family="table-column">
      <style:table-column-properties style:column-width="6.293in"/>
    </style:style>
    <style:style style:name="Table67" style:family="table">
      <style:table-properties style:width="6.293in" fo:margin-left="0in" table:align="left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7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73" style:parent-style-name="Normal" style:family="paragraph">
      <style:paragraph-properties fo:margin-top="0.0694in" fo:margin-bottom="0.0694in" fo:line-height="100%"/>
    </style:style>
    <style:style style:name="T7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olumn76" style:family="table-column">
      <style:table-column-properties style:column-width="6.293in"/>
    </style:style>
    <style:style style:name="Table75" style:family="table">
      <style:table-properties style:width="6.293in" fo:margin-left="0in" table:align="left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8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81" style:parent-style-name="Normal" style:family="paragraph">
      <style:paragraph-properties fo:margin-bottom="0in" fo:line-height="100%"/>
    </style:style>
    <style:style style:name="T82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8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P84" style:parent-style-name="Normal" style:family="paragraph">
      <style:paragraph-properties fo:margin-top="0.0694in" fo:margin-bottom="0.0694in" fo:line-height="100%"/>
    </style:style>
    <style:style style:name="T85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8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8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88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8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9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9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92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93" style:parent-style-name="Normal" style:family="paragraph">
      <style:paragraph-properties fo:margin-top="0.0694in" fo:margin-bottom="0.0694in" fo:line-height="100%"/>
    </style:style>
    <style:style style:name="T9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95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96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97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98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99" style:parent-style-name="Normal" style:family="paragraph">
      <style:paragraph-properties fo:margin-top="0.0694in" fo:margin-bottom="0.0694in" fo:line-height="100%"/>
    </style:style>
    <style:style style:name="T10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101" style:parent-style-name="Normal" style:list-style-name="LFO5" style:family="paragraph">
      <style:paragraph-properties fo:margin-top="0.0694in" fo:margin-bottom="0.0694in" fo:line-height="100%"/>
    </style:style>
    <style:style style:name="T10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0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04" style:parent-style-name="Normal" style:list-style-name="LFO5" style:family="paragraph">
      <style:paragraph-properties fo:margin-top="0.0694in" fo:margin-bottom="0.0694in" fo:line-height="100%"/>
    </style:style>
    <style:style style:name="T10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06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0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08" style:parent-style-name="Normal" style:family="paragraph">
      <style:paragraph-properties fo:margin-top="0.0694in" fo:margin-bottom="0.0694in" fo:line-height="100%"/>
    </style:style>
    <style:style style:name="T10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olumn111" style:family="table-column">
      <style:table-column-properties style:column-width="6.293in"/>
    </style:style>
    <style:style style:name="Table110" style:family="table">
      <style:table-properties style:width="6.293in" fo:margin-left="0in" table:align="left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top="0.0694in" fo:margin-bottom="0.0694in" fo:line-height="100%"/>
    </style:style>
    <style:style style:name="T11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olumn117" style:family="table-column">
      <style:table-column-properties style:column-width="6.293in"/>
    </style:style>
    <style:style style:name="Table116" style:family="table">
      <style:table-properties style:width="6.293in" fo:margin-left="0in" table:align="left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true"/>
    </style:style>
    <style:style style:name="P121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true"/>
    </style:style>
    <style:style style:name="P122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true"/>
    </style:style>
    <style:style style:name="P123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true"/>
    </style:style>
    <style:style style:name="P124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true"/>
    </style:style>
    <style:style style:name="P1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2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2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29" style:parent-style-name="Normal" style:family="paragraph">
      <style:paragraph-properties fo:margin-bottom="0in" fo:line-height="100%"/>
    </style:style>
    <style:style style:name="T13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3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P132" style:parent-style-name="Normal" style:family="paragraph">
      <style:paragraph-properties fo:margin-top="0.0694in" fo:margin-bottom="0.0694in" fo:line-height="100%"/>
    </style:style>
    <style:style style:name="T13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3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3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36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3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38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3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4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41" style:parent-style-name="Normal" style:family="paragraph">
      <style:paragraph-properties fo:margin-top="0.0694in" fo:margin-bottom="0.0694in" fo:line-height="100%"/>
    </style:style>
    <style:style style:name="T14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143" style:parent-style-name="Normal" style:list-style-name="LFO6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44" style:parent-style-name="Normal" style:list-style-name="LFO6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45" style:parent-style-name="Normal" style:list-style-name="LFO6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46" style:parent-style-name="Normal" style:list-style-name="LFO6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47" style:parent-style-name="Normal" style:list-style-name="LFO6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48" style:parent-style-name="Normal" style:list-style-name="LFO6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49" style:parent-style-name="Normal" style:list-style-name="LFO6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50" style:parent-style-name="Normal" style:family="paragraph">
      <style:paragraph-properties fo:margin-top="0.0694in" fo:margin-bottom="0.0694in" fo:line-height="100%"/>
    </style:style>
    <style:style style:name="T15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olumn153" style:family="table-column">
      <style:table-column-properties style:column-width="6.293in"/>
    </style:style>
    <style:style style:name="Table152" style:family="table">
      <style:table-properties style:width="6.293in" fo:margin-left="0in" table:align="left"/>
    </style:style>
    <style:style style:name="TableRow154" style:family="table-row">
      <style:table-row-properties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top="0.0694in" fo:margin-bottom="0.0694in" fo:line-height="100%"/>
      <style:text-properties fo:hyphenate="true"/>
    </style:style>
    <style:style style:name="T15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58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59" style:parent-style-name="Normal" style:family="paragraph">
      <style:paragraph-properties fo:margin-top="0.0694in" fo:margin-bottom="0.0694in" fo:line-height="100%"/>
      <style:text-properties fo:hyphenate="true"/>
    </style:style>
    <style:style style:name="T16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6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62" style:parent-style-name="Normal" style:family="paragraph">
      <style:paragraph-properties fo:margin-top="0.0694in" fo:margin-bottom="0.0694in" fo:line-height="100%"/>
      <style:text-properties fo:hyphenate="true"/>
    </style:style>
    <style:style style:name="T16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6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65" style:parent-style-name="Normal" style:family="paragraph">
      <style:paragraph-properties fo:margin-top="0.0694in" fo:margin-bottom="0.0694in" fo:line-height="100%"/>
      <style:text-properties fo:hyphenate="true"/>
    </style:style>
    <style:style style:name="T166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6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68" style:parent-style-name="Normal" style:family="paragraph">
      <style:paragraph-properties fo:margin-top="0.0694in" fo:margin-bottom="0.0694in" fo:line-height="100%"/>
      <style:text-properties fo:hyphenate="true"/>
    </style:style>
    <style:style style:name="T16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7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7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7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73" style:parent-style-name="Normal" style:family="paragraph">
      <style:paragraph-properties fo:margin-top="0.0694in" fo:margin-bottom="0.0694in" fo:line-height="100%"/>
    </style:style>
    <style:style style:name="T17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olumn176" style:family="table-column">
      <style:table-column-properties style:column-width="6.293in"/>
    </style:style>
    <style:style style:name="Table175" style:family="table">
      <style:table-properties style:width="6.293in" fo:margin-left="0in" table:align="left"/>
    </style:style>
    <style:style style:name="TableRow177" style:family="table-row">
      <style:table-row-properties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top="0.0694in" fo:margin-bottom="0.0694in" fo:line-height="100%"/>
      <style:text-properties fo:hyphenate="true"/>
    </style:style>
    <style:style style:name="T18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8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82" style:parent-style-name="Normal" style:family="paragraph">
      <style:paragraph-properties fo:margin-top="0.0694in" fo:margin-bottom="0.0694in" fo:line-height="100%"/>
      <style:text-properties fo:hyphenate="true"/>
    </style:style>
    <style:style style:name="T18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8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85" style:parent-style-name="Normal" style:family="paragraph">
      <style:paragraph-properties fo:margin-top="0.0694in" fo:margin-bottom="0.0694in" fo:line-height="100%"/>
      <style:text-properties fo:hyphenate="true"/>
    </style:style>
    <style:style style:name="T186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8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88" style:parent-style-name="Normal" style:family="paragraph">
      <style:paragraph-properties fo:margin-top="0.0694in" fo:margin-bottom="0.0694in" fo:line-height="100%"/>
      <style:text-properties fo:hyphenate="true"/>
    </style:style>
    <style:style style:name="T18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9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9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9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93" style:parent-style-name="Normal" style:family="paragraph">
      <style:paragraph-properties fo:margin-bottom="0in" fo:line-height="100%"/>
    </style:style>
    <style:style style:name="P19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/>
    </style:style>
    <style:style style:name="P19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P196" style:parent-style-name="Normal" style:family="paragraph">
      <style:paragraph-properties fo:margin-top="0.0694in" fo:margin-bottom="0.0694in" fo:line-height="100%"/>
    </style:style>
    <style:style style:name="T19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9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9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0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0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02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03" style:parent-style-name="Normal" style:family="paragraph">
      <style:paragraph-properties fo:margin-bottom="0in" fo:line-height="100%"/>
    </style:style>
    <style:style style:name="T20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0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P206" style:parent-style-name="Normal" style:list-style-name="LFO7" style:family="paragraph">
      <style:paragraph-properties fo:margin-top="0.0694in" fo:margin-bottom="0.0694in" fo:line-height="100%"/>
    </style:style>
    <style:style style:name="T20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08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0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10" style:parent-style-name="Normal" style:list-style-name="LFO7" style:family="paragraph">
      <style:paragraph-properties fo:margin-top="0.0694in" fo:margin-bottom="0.0694in" fo:line-height="100%"/>
    </style:style>
    <style:style style:name="T21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12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13" style:parent-style-name="Normal" style:list-style-name="LFO7" style:family="paragraph">
      <style:paragraph-properties fo:margin-top="0.0694in" fo:margin-bottom="0.0694in" fo:line-height="100%"/>
    </style:style>
    <style:style style:name="T21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15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16" style:parent-style-name="Normal" style:list-style-name="LFO7" style:family="paragraph">
      <style:paragraph-properties fo:margin-top="0.0694in" fo:margin-bottom="0.0694in" fo:line-height="100%"/>
    </style:style>
    <style:style style:name="T21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18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19" style:parent-style-name="Normal" style:list-style-name="LFO7" style:family="paragraph">
      <style:paragraph-properties fo:margin-top="0.0694in" fo:margin-bottom="0.0694in" fo:line-height="100%"/>
    </style:style>
    <style:style style:name="T22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2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22" style:parent-style-name="Normal" style:family="paragraph">
      <style:paragraph-properties fo:margin-top="0.0694in" fo:margin-bottom="0.0694in" fo:line-height="100%"/>
    </style:style>
    <style:style style:name="T223" style:parent-style-name="Policepardéfau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fr" style:country-asian="FR"/>
    </style:style>
    <style:style style:name="T22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25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26" style:parent-style-name="Normal" style:family="paragraph">
      <style:paragraph-properties fo:margin-bottom="0in" fo:line-height="100%"/>
    </style:style>
    <style:style style:name="T22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2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P229" style:parent-style-name="Normal" style:list-style-name="LFO8" style:family="paragraph">
      <style:paragraph-properties fo:margin-top="0.0694in" fo:margin-bottom="0.0694in" fo:line-height="100%"/>
    </style:style>
    <style:style style:name="T23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3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32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33" style:parent-style-name="Normal" style:list-style-name="LFO8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34" style:parent-style-name="Normal" style:list-style-name="LFO8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35" style:parent-style-name="Normal" style:family="paragraph">
      <style:paragraph-properties fo:margin-top="0.0694in" fo:margin-bottom="0.0694in" fo:line-height="100%"/>
    </style:style>
    <style:style style:name="T236" style:parent-style-name="Policepardéfau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fr" style:country-asian="FR"/>
    </style:style>
    <style:style style:name="T23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38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39" style:parent-style-name="Normal" style:family="paragraph">
      <style:paragraph-properties fo:margin-bottom="0in" fo:line-height="100%"/>
    </style:style>
    <style:style style:name="T24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4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P242" style:parent-style-name="Normal" style:list-style-name="LFO9" style:family="paragraph">
      <style:paragraph-properties fo:margin-top="0.0694in" fo:margin-bottom="0.0694in" fo:line-height="100%"/>
    </style:style>
    <style:style style:name="T24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4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45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46" style:parent-style-name="Normal" style:list-style-name="LFO9" style:family="paragraph">
      <style:paragraph-properties fo:margin-top="0.0694in" fo:margin-bottom="0.0694in" fo:line-height="100%"/>
    </style:style>
    <style:style style:name="T24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4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4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5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5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5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253" style:parent-style-name="Normal" style:list-style-name="LFO9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54" style:parent-style-name="Normal" style:family="paragraph">
      <style:paragraph-properties fo:margin-top="0.0694in" fo:margin-bottom="0.0694in" fo:line-height="100%"/>
    </style:style>
    <style:style style:name="T255" style:parent-style-name="Policepardéfau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fr" style:country-asian="FR"/>
    </style:style>
    <style:style style:name="T256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5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58" style:parent-style-name="Normal" style:family="paragraph">
      <style:paragraph-properties fo:margin-bottom="0in" fo:line-height="100%"/>
    </style:style>
    <style:style style:name="T25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6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TableColumn262" style:family="table-column">
      <style:table-column-properties style:column-width="1.5097in"/>
    </style:style>
    <style:style style:name="TableColumn263" style:family="table-column">
      <style:table-column-properties style:column-width="1.1895in"/>
    </style:style>
    <style:style style:name="TableColumn264" style:family="table-column">
      <style:table-column-properties style:column-width="1.6576in"/>
    </style:style>
    <style:style style:name="TableColumn265" style:family="table-column">
      <style:table-column-properties style:column-width="1.2923in"/>
    </style:style>
    <style:style style:name="Table261" style:family="table">
      <style:table-properties style:width="5.6493in" fo:margin-left="0in" table:align="left"/>
    </style:style>
    <style:style style:name="TableRow266" style:family="table-row">
      <style:table-row-properties/>
    </style:style>
    <style:style style:name="TableCell2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8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2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0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2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2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2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4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Row275" style:family="table-row">
      <style:table-row-properties/>
    </style:style>
    <style:style style:name="TableCell2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284" style:family="table-row">
      <style:table-row-properties/>
    </style:style>
    <style:style style:name="TableCell2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293" style:family="table-row">
      <style:table-row-properties/>
    </style:style>
    <style:style style:name="TableCell2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3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302" style:family="table-row">
      <style:table-row-properties/>
    </style:style>
    <style:style style:name="TableCell3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3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3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3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311" style:family="table-row">
      <style:table-row-properties/>
    </style:style>
    <style:style style:name="TableCell3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3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3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3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20" style:parent-style-name="Normal" style:family="paragraph">
      <style:paragraph-properties fo:margin-bottom="0in" fo:line-height="100%"/>
    </style:style>
    <style:style style:name="T32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2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/>
    </style:style>
    <style:style style:name="P323" style:parent-style-name="Normal" style:family="paragraph">
      <style:paragraph-properties fo:margin-top="0.0694in" fo:margin-bottom="0.0694in" fo:line-height="100%"/>
    </style:style>
    <style:style style:name="T32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32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326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olumn328" style:family="table-column">
      <style:table-column-properties style:column-width="6.293in"/>
    </style:style>
    <style:style style:name="Table327" style:family="table">
      <style:table-properties style:width="6.293in" fo:margin-left="0in" table:align="left"/>
    </style:style>
    <style:style style:name="TableRow329" style:family="table-row">
      <style:table-row-properties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margin-top="0.0694in" fo:margin-bottom="0.0694in" fo:line-height="100%"/>
      <style:text-properties fo:hyphenate="true"/>
    </style:style>
    <style:style style:name="T332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33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33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335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336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33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338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33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34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34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family="graphic" style:name="a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h text:style-name="P1" text:outline-level="1">Cours : Gestion de Projets de Systèmes d’Information</text:h>
      <text:p text:style-name="P2"><text:span text:style-name="T3"><draw:custom-shape svg:x="0in" svg:y="0in" svg:width="45.51042in" svg:height="0.00139in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span></text:p>
      <text:h text:style-name="P4" text:outline-level="2">1. Introduction à la gestion de projets SI</text:h>
      <text:p text:style-name="P5"><text:span text:style-name="T6">Un<text:s/></text:span><text:span text:style-name="T7">projet de Système d’Information (SI)</text:span><text:span text:style-name="T8"><text:s/>vise à concevoir, développer et déployer une<text:s/></text:span><text:span text:style-name="T9">solution informatique répondant à un besoin précis d’une organisation.</text:span><text:span text:style-name="T10"><text:line-break/></text:span><text:span text:style-name="T11">La<text:s/></text:span><text:span text:style-name="T12">gestion de projet SI</text:span><text:span text:style-name="T13"><text:s/>consiste à planifier, organiser et contrôler les ressources nécessaires pour atteindre les objectifs du projet dans les délais et budgets fixés.</text:span></text:p>
      <text:h text:style-name="P14" text:outline-level="3"><text:s/>Les acteurs d’un projet SI</text:h>
      <text:list text:style-name="LFO1" text:continue-numbering="true">
        <text:list-item>
          <text:p text:style-name="P15"><text:span text:style-name="T16">Chef de projet</text:span><text:span text:style-name="T17"><text:s/>: planifie, coordonne et contrôle le projet.</text:span></text:p>
        </text:list-item>
        <text:list-item>
          <text:p text:style-name="P18"><text:span text:style-name="T19">Développeurs</text:span><text:span text:style-name="T20"><text:s/>: réalisent les composants logiciels.</text:span></text:p>
        </text:list-item>
        <text:list-item>
          <text:p text:style-name="P21"><text:span text:style-name="T22">Utilisateurs</text:span><text:span text:style-name="T23"><text:s/>: expriment les besoins et valident les livrables.</text:span></text:p>
        </text:list-item>
        <text:list-item>
          <text:p text:style-name="P24"><text:span text:style-name="T25">Testeurs</text:span><text:span text:style-name="T26"><text:s/>: vérifient la conformité du produit.</text:span></text:p>
        </text:list-item>
        <text:list-item>
          <text:p text:style-name="P27"><text:span text:style-name="T28">Direction / Client</text:span><text:span text:style-name="T29"><text:s/>:<text:s/></text:span><text:span text:style-name="T30">décide et finance le projet.</text:span></text:p>
        </text:list-item>
      </text:list>
      <text:h text:style-name="P31" text:outline-level="3"><text:s/>Les étapes du cycle de vie d’un projet informatique</text:h>
      <text:list text:style-name="LFO2" text:continue-numbering="true">
        <text:list-item>
          <text:p text:style-name="P32">Analyse du besoin</text:p>
        </text:list-item>
        <text:list-item>
          <text:p text:style-name="P33">Conception (fonctionnelle et technique)</text:p>
        </text:list-item>
        <text:list-item>
          <text:p text:style-name="P34">Développement</text:p>
        </text:list-item>
        <text:list-item>
          <text:p text:style-name="P35">Tests</text:p>
        </text:list-item>
        <text:list-item>
          <text:p text:style-name="P36">Déploiement</text:p>
        </text:list-item>
        <text:list-item>
          <text:p text:style-name="P37">Maintenance</text:p>
        </text:list-item>
      </text:list>
      <text:p text:style-name="P38"><text:span text:style-name="T39"><draw:custom-shape svg:x="0in" svg:y="0in" svg:width="45.51042in" svg:height="0.00139in" draw:id="id1" draw:style-name="a1" draw:name="Horizontal Line 2" text:anchor-type="as-char"><svg:title/><svg:desc/><draw:enhanced-geometry draw:type="non-primitive" svg:viewBox="0 0 21600 21600" draw:enhanced-path="M 0 0 L 21600 0 21600 21600 0 21600 Z N"/></draw:custom-shape></text:span></text:p>
      <text:h text:style-name="P40" text:outline-level="2">2. Les principales méthodes de gestion de projets SI</text:h>
      <text:p text:style-name="P41"><text:span text:style-name="T42"><draw:custom-shape svg:x="0in" svg:y="0in" svg:width="45.51042in" svg:height="0.00139in" draw:id="id2" draw:style-name="a2" draw:name="Horizontal Line 3" text:anchor-type="as-char"><svg:title/><svg:desc/><draw:enhanced-geometry draw:type="non-primitive" svg:viewBox="0 0 21600 21600" draw:enhanced-path="M 0 0 L 21600 0 21600 21600 0 21600 Z N"/></draw:custom-shape></text:span></text:p>
      <text:h text:style-name="P43" text:outline-level="3">2.1 Le Cycle en<text:s/>V</text:h>
      <text:p text:style-name="P44"><text:span text:style-name="T45">Le<text:s/></text:span><text:span text:style-name="T46">cycle en V</text:span><text:span text:style-name="T47"><text:s/>est une méthode séquentielle où chaque phase du projet correspond à une étape précise.</text:span><text:span text:style-name="T48"><text:line-break/></text:span><text:span text:style-name="T49">La partie montante du V correspond à la<text:s/></text:span><text:span text:style-name="T50">conception</text:span><text:span text:style-name="T51">, la partie descendante à la<text:s/></text:span><text:span text:style-name="T52">validation</text:span><text:span text:style-name="T53">.</text:span></text:p>
      <text:p text:style-name="P54"/>
      <text:p text:style-name="P55"><text:span text:style-name="T56">Étapes du cycle en V :</text:span></text:p>
      <text:list text:style-name="LFO3" text:continue-numbering="true">
        <text:list-item>
          <text:p text:style-name="P57">Expression des besoins</text:p>
        </text:list-item>
        <text:list-item>
          <text:p text:style-name="P58">Analyse fonctionnelle</text:p>
        </text:list-item>
        <text:list-item>
          <text:p text:style-name="P59">Conception technique</text:p>
        </text:list-item>
        <text:list-item>
          <text:p text:style-name="P60">Développement</text:p>
        </text:list-item>
        <text:list-item>
          <text:p text:style-name="P61">Tests unitaires</text:p>
        </text:list-item>
        <text:list-item>
          <text:p text:style-name="P62">Tests d’intégration</text:p>
        </text:list-item>
        <text:list-item>
          <text:p text:style-name="P63">Validation et déploiement</text:p>
        </text:list-item>
        <text:list-item>
          <text:p text:style-name="P64">Maintenance</text:p>
        </text:list-item>
      </text:list>
      <text:p text:style-name="P65"><text:span text:style-name="T66">Avantages :</text:span></text:p>
      <table:table table:style-name="Table67">
        <table:table-columns>
          <table:table-column table:style-name="TableColumn68"/>
        </table:table-columns>
        <table:table-row table:style-name="TableRow69">
          <table:table-cell table:style-name="TableCell70">
            <text:p text:style-name="NormalWeb"><text:s text:c="2"/>Simple à comprendre et à mettre en place</text:p>
            <text:p text:style-name="NormalWeb"><text:s text:c="2"/>Forte structuration : chaque phase est clairement définie</text:p>
            <text:p text:style-name="NormalWeb"><text:s text:c="2"/>Bonne documentation à chaque étape</text:p>
            <text:p text:style-name="NormalWeb"><text:s text:c="2"/>Facilite le suivi et le contrôle du projet</text:p>
            <text:p text:style-name="NormalWeb"><text:s text:c="2"/>Adapté aux projets stables avec peu d’évolution</text:p>
            <text:p text:style-name="P71"/>
          </table:table-cell>
        </table:table-row>
      </table:table>
      <text:p text:style-name="P72"/>
      <text:p text:style-name="P73"><text:span text:style-name="T74">Inconvénients :</text:span></text:p>
      <table:table table:style-name="Table75">
        <table:table-columns>
          <table:table-column table:style-name="TableColumn76"/>
        </table:table-columns>
        <table:table-row table:style-name="TableRow77">
          <table:table-cell table:style-name="TableCell78">
            <text:p text:style-name="NormalWeb"><text:s text:c="2"/>Très rigide, peu adapté aux changements en cours de projet</text:p>
            <text:p text:style-name="NormalWeb"><text:s text:c="2"/>Les tests arrivent tard → erreurs coûteuses</text:p>
            <text:p text:style-name="NormalWeb"><text:s text:c="2"/>Nécessite que le besoin soit parfaitement clair dès le début</text:p>
            <text:p text:style-name="NormalWeb"><text:s text:c="2"/>Peu d’interaction continue avec le client</text:p>
          </table:table-cell>
        </table:table-row>
      </table:table>
      <text:p text:style-name="P79"/>
      <text:p text:style-name="P80"/>
      <text:p text:style-name="P81"><text:span text:style-name="T82"><draw:custom-shape svg:x="0in" svg:y="0in" svg:width="45.51042in" svg:height="0.00139in" draw:id="id3" draw:style-name="a3" draw:name="Horizontal Line 4" text:anchor-type="as-char"><svg:title/><svg:desc/><draw:enhanced-geometry draw:type="non-primitive" svg:viewBox="0 0 21600 21600" draw:enhanced-path="M 0 0 L 21600 0 21600 21600 0 21600 Z N"/></draw:custom-shape></text:span></text:p>
      <text:h text:style-name="P83" text:outline-level="3">2.2 Les Méthodes Agiles (Scrum, Kanban)</text:h>
      <text:p text:style-name="P84"><text:span text:style-name="T85">Les<text:s/></text:span><text:span text:style-name="T86">méthodes agiles</text:span><text:span text:style-name="T87"><text:s/>reposent sur la flexibilité, la<text:s/></text:span><text:span text:style-name="T88">collaboration et l’adaptation continue.</text:span><text:span text:style-name="T89"><text:line-break/></text:span><text:span text:style-name="T90">Elles privilégient la satisfaction du client par la<text:s/></text:span><text:span text:style-name="T91">livraison rapide et itérative</text:span><text:span text:style-name="T92"><text:s/>de fonctionnalités.</text:span></text:p>
      <text:p text:style-name="P93"><text:span text:style-name="T94">Principes clés de l’agilité :</text:span></text:p>
      <text:list text:style-name="LFO4" text:continue-numbering="true">
        <text:list-item>
          <text:p text:style-name="P95">Collaboration constante avec le client</text:p>
        </text:list-item>
        <text:list-item>
          <text:p text:style-name="P96">Adaptation au changement plutôt que plan rigide</text:p>
        </text:list-item>
        <text:list-item>
          <text:p text:style-name="P97">Livraisons fréquentes de versions fonctionnelles</text:p>
        </text:list-item>
        <text:list-item>
          <text:p text:style-name="P98">Communication continue dans l’équipe</text:p>
        </text:list-item>
      </text:list>
      <text:p text:style-name="P99"><text:span text:style-name="T100">Exemples de méthodes agiles :</text:span></text:p>
      <text:list text:style-name="LFO5" text:continue-numbering="true">
        <text:list-item>
          <text:p text:style-name="P101"><text:span text:style-name="T102">Scrum</text:span><text:span text:style-name="T103"><text:s/>: travail en sprints de 2 à 4 semaines avec rôles définis (Product Owner, Scrum Master, équipe de développement).</text:span></text:p>
        </text:list-item>
        <text:list-item>
          <text:p text:style-name="P104"><text:span text:style-name="T105">Kanban</text:span><text:span text:style-name="T106"><text:s/>: suivi vi</text:span><text:span text:style-name="T107">suel des tâches via un tableau (colonnes “À faire”, “En cours”, “Terminé”).</text:span></text:p>
        </text:list-item>
      </text:list>
      <text:p text:style-name="P108"><text:span text:style-name="T109">Avantages :</text:span></text:p>
      <table:table table:style-name="Table110">
        <table:table-columns>
          <table:table-column table:style-name="TableColumn111"/>
        </table:table-columns>
        <table:table-row table:style-name="TableRow112">
          <table:table-cell table:style-name="TableCell113">
            <text:soft-page-break/>
            <text:p text:style-name="NormalWeb"><text:s text:c="2"/>Flexibilité élevée : adaptation rapide aux changements</text:p>
            <text:p text:style-name="NormalWeb"><text:s text:c="2"/>Implication forte du client</text:p>
            <text:p text:style-name="NormalWeb"><text:s text:c="2"/>Livraisons fréquentes → valeur ajoutée rapide</text:p>
            <text:p text:style-name="NormalWeb"><text:s text:c="2"/>Bonne communication et cohésion d’équipe</text:p>
            <text:p text:style-name="NormalWeb"><text:s text:c="2"/>Amélioration continue du produit</text:p>
          </table:table-cell>
        </table:table-row>
      </table:table>
      <text:p text:style-name="P114"><text:span text:style-name="T115">Inconvénients :</text:span></text:p>
      <table:table table:style-name="Table116">
        <table:table-columns>
          <table:table-column table:style-name="TableColumn117"/>
        </table:table-columns>
        <table:table-row table:style-name="TableRow118">
          <table:table-cell table:style-name="TableCell119">
            <text:list text:style-name="LFO10" text:continue-numbering="true">
              <text:list-item>
                <text:p text:style-name="P120">Planification moins précise à long terme</text:p>
              </text:list-item>
              <text:list-item>
                <text:p text:style-name="P121">Peut dériver sans une bonne discipline</text:p>
              </text:list-item>
              <text:list-item>
                <text:p text:style-name="P122">Documentation souvent plus légère</text:p>
              </text:list-item>
              <text:list-item>
                <text:p text:style-name="P123">Nécessite forte disponibilité du client</text:p>
              </text:list-item>
              <text:list-item>
                <text:p text:style-name="P124">Pas idéal pour les très grands projets sans structure</text:p>
              </text:list-item>
            </text:list>
          </table:table-cell>
        </table:table-row>
      </table:table>
      <text:p text:style-name="P125"/>
      <text:p text:style-name="P126"/>
      <text:p text:style-name="P127"/>
      <text:p text:style-name="P128"/>
      <text:p text:style-name="P129"><text:span text:style-name="T130"><draw:custom-shape svg:x="0in" svg:y="0in" svg:width="45.51042in" svg:height="0.00139in" draw:id="id4" draw:style-name="a4" draw:name="Horizontal Line 5" text:anchor-type="as-char"><svg:title/><svg:desc/><draw:enhanced-geometry draw:type="non-primitive" svg:viewBox="0 0 21600 21600" draw:enhanced-path="M 0 0 L 21600 0 21600 21600 0 21600 Z N"/></draw:custom-shape></text:span></text:p>
      <text:h text:style-name="P131" text:outline-level="3">2.3 La Méthode PRINCE2</text:h>
      <text:p text:style-name="P132"><text:span text:style-name="T133">PRINCE2 (Projects IN Controlled Environments)</text:span><text:span text:style-name="T134"><text:s/>est une méthode de gestion de projet basée sur des<text:s/></text:span><text:span text:style-name="T135">processus</text:span><text:span text:style-name="T136"><text:s/>et des<text:s/></text:span><text:span text:style-name="T137">rôles bien définis</text:span><text:span text:style-name="T138">.</text:span><text:span text:style-name="T139"><text:line-break/></text:span><text:span text:style-name="T140">Elle est très utilisée dans les grandes organisations et les projets complexes.</text:span></text:p>
      <text:p text:style-name="P141"><text:span text:style-name="T142">Les 7 principes de PRINCE2 :</text:span></text:p>
      <text:list text:style-name="LFO6" text:continue-numbering="true">
        <text:list-item>
          <text:p text:style-name="P143">Justification continue du projet</text:p>
        </text:list-item>
        <text:list-item>
          <text:p text:style-name="P144">Apprentissage de l’expérience</text:p>
        </text:list-item>
        <text:list-item>
          <text:p text:style-name="P145">Rôles et responsabilités clairs</text:p>
        </text:list-item>
        <text:list-item>
          <text:p text:style-name="P146">Management par étapes</text:p>
        </text:list-item>
        <text:list-item>
          <text:p text:style-name="P147">Management<text:s/>par exception</text:p>
        </text:list-item>
        <text:list-item>
          <text:p text:style-name="P148">Focalisation sur les produits</text:p>
        </text:list-item>
        <text:list-item>
          <text:p text:style-name="P149">Adaptation à l’environnement du projet</text:p>
        </text:list-item>
      </text:list>
      <text:p text:style-name="P150"><text:span text:style-name="T151">Avantages :</text:span></text:p>
      <table:table table:style-name="Table152">
        <table:table-columns>
          <table:table-column table:style-name="TableColumn153"/>
        </table:table-columns>
        <table:table-row table:style-name="TableRow154">
          <table:table-cell table:style-name="TableCell155">
            <text:p text:style-name="P156"><text:span text:style-name="T157"></text:span><text:span text:style-name="T158"><text:s text:c="2"/>Structure très claire, basée sur des processus</text:span></text:p>
            <text:p text:style-name="P159"><text:span text:style-name="T160"></text:span><text:span text:style-name="T161"><text:s text:c="2"/>Rôles et responsabilités bien définis</text:span></text:p>
            <text:p text:style-name="P162"><text:span text:style-name="T163"></text:span><text:span text:style-name="T164"><text:s text:c="2"/>Excellent contrôle qualité / coûts / délais</text:span></text:p>
            <text:p text:style-name="P165"><text:span text:style-name="T166"></text:span><text:span text:style-name="T167"><text:s text:c="2"/>Documentation complète et professionnelle</text:span></text:p>
            <text:p text:style-name="P168"><text:span text:style-name="T169"></text:span><text:span text:style-name="T170"><text:s text:c="2"/>Adapté aux grands projets et aux organisations complexes</text:span></text:p>
            <text:p text:style-name="P171"/>
          </table:table-cell>
        </table:table-row>
      </table:table>
      <text:p text:style-name="P172"/>
      <text:p text:style-name="P173"><text:span text:style-name="T174"><text:s/>Inconvénients :</text:span></text:p>
      <table:table table:style-name="Table175">
        <table:table-columns>
          <table:table-column table:style-name="TableColumn176"/>
        </table:table-columns>
        <table:table-row table:style-name="TableRow177">
          <table:table-cell table:style-name="TableCell178">
            <text:p text:style-name="P179"><text:span text:style-name="T180"></text:span><text:span text:style-name="T181"><text:s text:c="2"/>Méthode lourde et parfois complexe</text:span></text:p>
            <text:p text:style-name="P182"><text:span text:style-name="T183"></text:span><text:span text:style-name="T184"><text:s text:c="2"/>Beaucoup de documents à produire</text:span></text:p>
            <text:p text:style-name="P185"><text:span text:style-name="T186"></text:span><text:span text:style-name="T187"><text:s text:c="2"/>Peut être trop rigide pour les petits projets</text:span></text:p>
            <text:p text:style-name="P188"><text:span text:style-name="T189"></text:span><text:span text:style-name="T190"><text:s text:c="2"/>Mise en œuvre longue si l’équipe n’est pas formée</text:span></text:p>
          </table:table-cell>
        </table:table-row>
      </table:table>
      <text:p text:style-name="P191"/>
      <text:p text:style-name="P192"/>
      <text:p text:style-name="P193"/>
      <text:h text:style-name="P194" text:outline-level="2">3. Étude de cas : Mise en place d’un système de gestion des inscriptions scolaires en ligne</text:h>
      <text:h text:style-name="P195" text:outline-level="3"><text:s/>Contexte</text:h>
      <text:p text:style-name="P196"><text:span text:style-name="T197">L’école<text:s/></text:span><text:span text:style-name="T198">« Les Horizons »</text:span><text:span text:style-name="T199"><text:s/></text:span><text:span text:style-name="T200">souhaite informatiser la gestion des inscriptions des élèves.</text:span><text:span text:style-name="T201"><text:line-break/></text:span><text:span text:style-name="T202">Objectif : permettre aux parents d’inscrire leurs enfants via une plateforme en ligne, avec suivi en temps réel.</text:span></text:p>
      <text:p text:style-name="P203"><text:span text:style-name="T204"><draw:custom-shape svg:x="0in" svg:y="0in" svg:width="45.51042in" svg:height="0.00139in" draw:id="id5" draw:style-name="a5" draw:name="Horizontal Line 7" text:anchor-type="as-char"><svg:title/><svg:desc/><draw:enhanced-geometry draw:type="non-primitive" svg:viewBox="0 0 21600 21600" draw:enhanced-path="M 0 0 L 21600 0 21600 21600 0 21600 Z N"/></draw:custom-shape></text:span></text:p>
      <text:h text:style-name="P205" text:outline-level="3">Approche Cycle en V</text:h>
      <text:list text:style-name="LFO7" text:continue-numbering="true">
        <text:list-item>
          <text:p text:style-name="P206"><text:span text:style-name="T207">Analyse</text:span><text:span text:style-name="T208"><text:s/>: étude du besoin des parents et de l’administratio</text:span><text:span text:style-name="T209">n</text:span></text:p>
        </text:list-item>
        <text:list-item>
          <text:p text:style-name="P210"><text:span text:style-name="T211">Conception</text:span><text:span text:style-name="T212"><text:s/>: définition de la base de données et des écrans</text:span></text:p>
        </text:list-item>
        <text:list-item>
          <text:p text:style-name="P213"><text:span text:style-name="T214">Développement</text:span><text:span text:style-name="T215"><text:s/>: création des formulaires et modules</text:span></text:p>
        </text:list-item>
        <text:list-item>
          <text:p text:style-name="P216"><text:span text:style-name="T217">Tests</text:span><text:span text:style-name="T218"><text:s/>: vérification des fonctionnalités</text:span></text:p>
        </text:list-item>
        <text:list-item>
          <text:p text:style-name="P219"><text:span text:style-name="T220">Déploiement</text:span><text:span text:style-name="T221"><text:s/>: mise en ligne du site</text:span></text:p>
        </text:list-item>
      </text:list>
      <text:p text:style-name="P222"><text:span text:style-name="T223">Résultat :</text:span><text:span text:style-name="T224"><text:s/>système fiable mais peu flexible si les besoins change</text:span><text:span text:style-name="T225">nt.</text:span></text:p>
      <text:p text:style-name="P226"><text:span text:style-name="T227"><draw:custom-shape svg:x="0in" svg:y="0in" svg:width="45.51042in" svg:height="0.00139in" draw:id="id6" draw:style-name="a6" draw:name="Horizontal Line 8" text:anchor-type="as-char"><svg:title/><svg:desc/><draw:enhanced-geometry draw:type="non-primitive" svg:viewBox="0 0 21600 21600" draw:enhanced-path="M 0 0 L 21600 0 21600 21600 0 21600 Z N"/></draw:custom-shape></text:span></text:p>
      <text:h text:style-name="P228" text:outline-level="3">Approche Agile (Scrum)</text:h>
      <text:list text:style-name="LFO8" text:continue-numbering="true">
        <text:list-item>
          <text:p text:style-name="P229"><text:span text:style-name="T230">Création d’un<text:s/></text:span><text:span text:style-name="T231">prototype</text:span><text:span text:style-name="T232"><text:s/>rapide dès la première itération</text:span></text:p>
        </text:list-item>
        <text:list-item>
          <text:p text:style-name="P233">Réunions hebdomadaires avec les utilisateurs</text:p>
        </text:list-item>
        <text:list-item>
          <text:p text:style-name="P234">Ajustement des fonctionnalités après chaque sprint</text:p>
        </text:list-item>
      </text:list>
      <text:p text:style-name="P235"><text:span text:style-name="T236">Résultat :</text:span><text:span text:style-name="T237"><text:s/>produit final mieux adapté aux besoins réels, mais gestion du<text:s/></text:span><text:span text:style-name="T238">planning plus souple.</text:span></text:p>
      <text:p text:style-name="P239"><text:span text:style-name="T240"><draw:custom-shape svg:x="0in" svg:y="0in" svg:width="45.51042in" svg:height="0.00139in" draw:id="id7" draw:style-name="a7" draw:name="Horizontal Line 9" text:anchor-type="as-char"><svg:title/><svg:desc/><draw:enhanced-geometry draw:type="non-primitive" svg:viewBox="0 0 21600 21600" draw:enhanced-path="M 0 0 L 21600 0 21600 21600 0 21600 Z N"/></draw:custom-shape></text:span></text:p>
      <text:h text:style-name="P241" text:outline-level="3">Approche PRINCE2</text:h>
      <text:list text:style-name="LFO9" text:continue-numbering="true">
        <text:list-item>
          <text:p text:style-name="P242"><text:span text:style-name="T243">Découpage du projet en<text:s/></text:span><text:span text:style-name="T244">phases contrôlées</text:span><text:span text:style-name="T245"><text:s/>(analyse, conception, déploiement)</text:span></text:p>
        </text:list-item>
        <text:list-item>
          <text:p text:style-name="P246"><text:span text:style-name="T247">Rôles définis :<text:s/></text:span><text:span text:style-name="T248">Comité de pilotage</text:span><text:span text:style-name="T249">,<text:s/></text:span><text:span text:style-name="T250">Chef de projet</text:span><text:span text:style-name="T251">,<text:s/></text:span><text:span text:style-name="T252">Équipe de développement</text:span></text:p>
        </text:list-item>
        <text:list-item>
          <text:p text:style-name="P253">Suivi par indicateurs (qualité, coût, délais)</text:p>
        </text:list-item>
      </text:list>
      <text:p text:style-name="P254"><text:span text:style-name="T255">Résultat :</text:span><text:span text:style-name="T256"><text:s/></text:span><text:span text:style-name="T257">maîtrise du projet et documentation complète, mais complexité plus élevée.</text:span></text:p>
      <text:soft-page-break/>
      <text:p text:style-name="P258"><text:span text:style-name="T259"><draw:custom-shape svg:x="0in" svg:y="0in" svg:width="45.51042in" svg:height="0.00139in" draw:id="id8" draw:style-name="a8" draw:name="Horizontal Line 10" text:anchor-type="as-char"><svg:title/><svg:desc/><draw:enhanced-geometry draw:type="non-primitive" svg:viewBox="0 0 21600 21600" draw:enhanced-path="M 0 0 L 21600 0 21600 21600 0 21600 Z N"/></draw:custom-shape></text:span></text:p>
      <text:h text:style-name="P260" text:outline-level="3">Comparaison des approches</text:h>
      <table:table table:style-name="Table261">
        <table:table-columns>
          <table:table-column table:style-name="TableColumn262"/>
          <table:table-column table:style-name="TableColumn263"/>
          <table:table-column table:style-name="TableColumn264"/>
          <table:table-column table:style-name="TableColumn265"/>
        </table:table-columns>
        <table:table-header-rows>
          <table:table-row table:style-name="TableRow266">
            <table:table-cell table:style-name="TableCell267">
              <text:p text:style-name="P268">Critère</text:p>
            </table:table-cell>
            <table:table-cell table:style-name="TableCell269">
              <text:p text:style-name="P270">Cycle en V</text:p>
            </table:table-cell>
            <table:table-cell table:style-name="TableCell271">
              <text:p text:style-name="P272">Agile (Scrum/Kanban)</text:p>
            </table:table-cell>
            <table:table-cell table:style-name="TableCell273">
              <text:p text:style-name="P274">PRINCE2</text:p>
            </table:table-cell>
          </table:table-row>
        </table:table-header-rows>
        <table:table-row table:style-name="TableRow275">
          <table:table-cell table:style-name="TableCell276">
            <text:p text:style-name="P277">Flexibilité</text:p>
          </table:table-cell>
          <table:table-cell table:style-name="TableCell278">
            <text:p text:style-name="P279">Faible <text:s text:c="14"/></text:p>
          </table:table-cell>
          <table:table-cell table:style-name="TableCell280">
            <text:p text:style-name="P281">Très élevée</text:p>
          </table:table-cell>
          <table:table-cell table:style-name="TableCell282">
            <text:p text:style-name="P283">Moyenne<text:s/></text:p>
          </table:table-cell>
        </table:table-row>
        <table:table-row table:style-name="TableRow284">
          <table:table-cell table:style-name="TableCell285">
            <text:p text:style-name="P286">Documentation</text:p>
          </table:table-cell>
          <table:table-cell table:style-name="TableCell287">
            <text:p text:style-name="P288">Très complète</text:p>
          </table:table-cell>
          <table:table-cell table:style-name="TableCell289">
            <text:p text:style-name="P290">Souvent légère</text:p>
          </table:table-cell>
          <table:table-cell table:style-name="TableCell291">
            <text:p text:style-name="P292">Très complète</text:p>
          </table:table-cell>
        </table:table-row>
        <table:table-row table:style-name="TableRow293">
          <table:table-cell table:style-name="TableCell294">
            <text:p text:style-name="P295">Implication du client</text:p>
          </table:table-cell>
          <table:table-cell table:style-name="TableCell296">
            <text:p text:style-name="P297">Faible</text:p>
          </table:table-cell>
          <table:table-cell table:style-name="TableCell298">
            <text:p text:style-name="P299">Très forte</text:p>
          </table:table-cell>
          <table:table-cell table:style-name="TableCell300">
            <text:p text:style-name="P301">Moyenne à forte</text:p>
          </table:table-cell>
        </table:table-row>
        <table:table-row table:style-name="TableRow302">
          <table:table-cell table:style-name="TableCell303">
            <text:p text:style-name="P304">Gestion des risques</text:p>
          </table:table-cell>
          <table:table-cell table:style-name="TableCell305">
            <text:p text:style-name="P306">Moyenne, tardive</text:p>
          </table:table-cell>
          <table:table-cell table:style-name="TableCell307">
            <text:p text:style-name="P308">Excellente<text:s/></text:p>
          </table:table-cell>
          <table:table-cell table:style-name="TableCell309">
            <text:p text:style-name="P310">Très structurée</text:p>
          </table:table-cell>
        </table:table-row>
        <table:table-row table:style-name="TableRow311">
          <table:table-cell table:style-name="TableCell312">
            <text:p text:style-name="P313">Taille de projet<text:s/>idéale</text:p>
          </table:table-cell>
          <table:table-cell table:style-name="TableCell314">
            <text:p text:style-name="P315">Petits ou moyens projets avec besoins stables</text:p>
          </table:table-cell>
          <table:table-cell table:style-name="TableCell316">
            <text:p text:style-name="P317">Projets évolutifs, innovation</text:p>
          </table:table-cell>
          <table:table-cell table:style-name="TableCell318">
            <text:p text:style-name="P319">Grands projets, organisation complexe</text:p>
          </table:table-cell>
        </table:table-row>
      </table:table>
      <text:p text:style-name="P320"><text:span text:style-name="T321"><draw:custom-shape svg:x="0in" svg:y="0in" svg:width="45.51042in" svg:height="0.00139in" draw:id="id9" draw:style-name="a9" draw:name="Horizontal Line 11" text:anchor-type="as-char"><svg:title/><svg:desc/><draw:enhanced-geometry draw:type="non-primitive" svg:viewBox="0 0 21600 21600" draw:enhanced-path="M 0 0 L 21600 0 21600 21600 0 21600 Z N"/></draw:custom-shape></text:span></text:p>
      <text:h text:style-name="P322" text:outline-level="2">4. Conclusion</text:h>
      <text:p text:style-name="P323"><text:span text:style-name="T324">La<text:s/></text:span><text:span text:style-name="T325">gestion de projets SI</text:span><text:span text:style-name="T326"><text:s/>repose sur des méthodes adaptées à différents contextes :</text:span></text:p>
      <table:table table:style-name="Table327">
        <table:table-columns>
          <table:table-column table:style-name="TableColumn328"/>
        </table:table-columns>
        <table:table-row table:style-name="TableRow329">
          <table:table-cell table:style-name="TableCell330">
            <text:p text:style-name="P331"><text:span text:style-name="T332">La gestion de projets SI repose sur le choix d’une méthode adaptée aux objectifs, à la complexité et au contexte de l’organisation.</text:span><text:span text:style-name="T333"><text:line-break/>Le<text:s/></text:span><text:span text:style-name="T334">Cycle en V</text:span><text:span text:style-name="T335"><text:s/>offre une structure rigoureuse pour les projets stables,</text:span><text:span text:style-name="T336"><text:line-break/>l’</text:span><text:span text:style-name="T337">Agile</text:span><text:span text:style-name="T338"><text:s/>privilégie l’adaptation et la collaboration pour des besoins évolutifs,</text:span><text:span text:style-name="T339"><text:line-break/>et<text:s/></text:span><text:span text:style-name="T340">PRINCE2</text:span><text:span text:style-name="T341"><text:s/>fournit un cadre complet et contrôlé pour les projets de grande envergure.</text:span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5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tru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ergui Anis</meta:initial-creator>
    <dc:creator>Akida Yattassaye</dc:creator>
    <meta:creation-date>2025-11-10T07:38:00Z</meta:creation-date>
    <dc:date>2025-11-23T15:54:00Z</dc:date>
    <meta:template xlink:href="Normal" xlink:type="simple"/>
    <meta:editing-cycles>4</meta:editing-cycles>
    <meta:editing-duration>PT840S</meta:editing-duration>
    <meta:document-statistic meta:page-count="5" meta:paragraph-count="12" meta:word-count="928" meta:character-count="6021" meta:row-count="42" meta:non-whitespace-character-count="5105"/>
  </office:meta>
</office:document-meta>
</file>